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189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/>
          <table:table-cell office:value-type="string" calcext:value-type="string">
            <text:p>Consumed hours</text:p>
          </table:table-cell>
          <table:table-cell office:value-type="string" calcext:value-type="string">
            <text:p>Consumed seconds</text:p>
          </table:table-cell>
          <table:table-cell office:value-type="string" calcext:value-type="string">
            <text:p>Num of GPUs</text:p>
          </table:table-cell>
          <table:table-cell office:value-type="string" calcext:value-type="string">
            <text:p>Avg. watt</text:p>
          </table:table-cell>
          <table:table-cell office:value-type="string" calcext:value-type="string">
            <text:p>Watts consum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EN-FR)</text:p>
          </table:table-cell>
          <table:table-cell office:value-type="float" office:value="25.08" calcext:value-type="float">
            <text:p>25.08</text:p>
          </table:table-cell>
          <table:table-cell table:formula="of:=[.B2]*3600" office:value-type="float" office:value="90288" calcext:value-type="float">
            <text:p>90288</text:p>
          </table:table-cell>
          <table:table-cell office:value-type="float" office:value="4" calcext:value-type="float">
            <text:p>4</text:p>
          </table:table-cell>
          <table:table-cell office:value-type="float" office:value="142.05" calcext:value-type="float">
            <text:p>142.05</text:p>
          </table:table-cell>
          <table:table-cell office:value-type="float" office:value="50618788" calcext:value-type="float">
            <text:p>50618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EN-ES)</text:p>
          </table:table-cell>
          <table:table-cell office:value-type="float" office:value="28.41" calcext:value-type="float">
            <text:p>28.41</text:p>
          </table:table-cell>
          <table:table-cell table:formula="of:=[.B3]*3600" office:value-type="float" office:value="102276" calcext:value-type="float">
            <text:p>102276</text:p>
          </table:table-cell>
          <table:table-cell office:value-type="float" office:value="4" calcext:value-type="float">
            <text:p>4</text:p>
          </table:table-cell>
          <table:table-cell office:value-type="float" office:value="140.88" calcext:value-type="float">
            <text:p>140.88</text:p>
          </table:table-cell>
          <table:table-cell office:value-type="float" office:value="56844010" calcext:value-type="float">
            <text:p>56844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FR-EN)</text:p>
          </table:table-cell>
          <table:table-cell office:value-type="float" office:value="23.51" calcext:value-type="float">
            <text:p>23.51</text:p>
          </table:table-cell>
          <table:table-cell table:formula="of:=[.B4]*3600" office:value-type="float" office:value="84636" calcext:value-type="float">
            <text:p>84636</text:p>
          </table:table-cell>
          <table:table-cell office:value-type="float" office:value="4" calcext:value-type="float">
            <text:p>4</text:p>
          </table:table-cell>
          <table:table-cell office:value-type="float" office:value="141.85" calcext:value-type="float">
            <text:p>141.85</text:p>
          </table:table-cell>
          <table:table-cell office:value-type="float" office:value="47351692" calcext:value-type="float">
            <text:p>47351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ES-EN)</text:p>
          </table:table-cell>
          <table:table-cell office:value-type="float" office:value="24.38" calcext:value-type="float">
            <text:p>24.38</text:p>
          </table:table-cell>
          <table:table-cell table:formula="of:=[.B5]*3600" office:value-type="float" office:value="87768" calcext:value-type="float">
            <text:p>87768</text:p>
          </table:table-cell>
          <table:table-cell office:value-type="float" office:value="4" calcext:value-type="float">
            <text:p>4</text:p>
          </table:table-cell>
          <table:table-cell office:value-type="float" office:value="139.9" calcext:value-type="float">
            <text:p>139.9</text:p>
          </table:table-cell>
          <table:table-cell office:value-type="float" office:value="48393935" calcext:value-type="float">
            <text:p>483939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TRANS – EN-FR)</text:p>
          </table:table-cell>
          <table:table-cell office:value-type="float" office:value="5.22" calcext:value-type="float">
            <text:p>5.22</text:p>
          </table:table-cell>
          <table:table-cell table:formula="of:=[.B6]*3600" office:value-type="float" office:value="18792" calcext:value-type="float">
            <text:p>18792</text:p>
          </table:table-cell>
          <table:table-cell office:value-type="float" office:value="4" calcext:value-type="float">
            <text:p>4</text:p>
          </table:table-cell>
          <table:table-cell office:value-type="float" office:value="176.7" calcext:value-type="float">
            <text:p>176.7</text:p>
          </table:table-cell>
          <table:table-cell office:value-type="float" office:value="13082703" calcext:value-type="float">
            <text:p>130827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TRANS – EN-ES)</text:p>
          </table:table-cell>
          <table:table-cell office:value-type="float" office:value="6.6" calcext:value-type="float">
            <text:p>6.6</text:p>
          </table:table-cell>
          <table:table-cell table:formula="of:=[.B7]*3600" office:value-type="float" office:value="23760" calcext:value-type="float">
            <text:p>23760</text:p>
          </table:table-cell>
          <table:table-cell office:value-type="float" office:value="4" calcext:value-type="float">
            <text:p>4</text:p>
          </table:table-cell>
          <table:table-cell office:value-type="float" office:value="176.54" calcext:value-type="float">
            <text:p>176.54</text:p>
          </table:table-cell>
          <table:table-cell office:value-type="float" office:value="16527649" calcext:value-type="float">
            <text:p>16527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TRANS – FR-EN)</text:p>
          </table:table-cell>
          <table:table-cell office:value-type="float" office:value="6.15" calcext:value-type="float">
            <text:p>6.15</text:p>
          </table:table-cell>
          <table:table-cell table:formula="of:=[.B8]*3600" office:value-type="float" office:value="22140" calcext:value-type="float">
            <text:p>22140</text:p>
          </table:table-cell>
          <table:table-cell office:value-type="float" office:value="4" calcext:value-type="float">
            <text:p>4</text:p>
          </table:table-cell>
          <table:table-cell office:value-type="float" office:value="176.64" calcext:value-type="float">
            <text:p>176.64</text:p>
          </table:table-cell>
          <table:table-cell office:value-type="float" office:value="15423868" calcext:value-type="float">
            <text:p>154238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TRANS – ES-EN)</text:p>
          </table:table-cell>
          <table:table-cell office:value-type="float" office:value="6.36" calcext:value-type="float">
            <text:p>6.36</text:p>
          </table:table-cell>
          <table:table-cell table:formula="of:=[.B9]*3600" office:value-type="float" office:value="22896" calcext:value-type="float">
            <text:p>22896</text:p>
          </table:table-cell>
          <table:table-cell office:value-type="float" office:value="4" calcext:value-type="float">
            <text:p>4</text:p>
          </table:table-cell>
          <table:table-cell office:value-type="float" office:value="179.48" calcext:value-type="float">
            <text:p>179.48</text:p>
          </table:table-cell>
          <table:table-cell office:value-type="float" office:value="16210239" calcext:value-type="float">
            <text:p>162102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LSTM – EN-FR)</text:p>
          </table:table-cell>
          <table:table-cell office:value-type="float" office:value="18.84" calcext:value-type="float">
            <text:p>18.84</text:p>
          </table:table-cell>
          <table:table-cell table:formula="of:=[.B10]*3600" office:value-type="float" office:value="67824" calcext:value-type="float">
            <text:p>67824</text:p>
          </table:table-cell>
          <table:table-cell office:value-type="float" office:value="3" calcext:value-type="float">
            <text:p>3</text:p>
          </table:table-cell>
          <table:table-cell office:value-type="float" office:value="115.09" calcext:value-type="float">
            <text:p>115.09</text:p>
          </table:table-cell>
          <table:table-cell office:value-type="float" office:value="22777222" calcext:value-type="float">
            <text:p>22777222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office:value-type="string" calcext:value-type="string">
            <text:p>en-fr</text:p>
          </table:table-cell>
          <table:table-cell office:value-type="float" office:value="788235" calcext:value-type="float">
            <text:p>788235</text:p>
          </table:table-cell>
          <table:table-cell/>
        </table:table-row>
        <table:table-row table:style-name="ro1">
          <table:table-cell office:value-type="string" calcext:value-type="string">
            <text:p>P100 (LSTM – EN-ES)</text:p>
          </table:table-cell>
          <table:table-cell office:value-type="float" office:value="16.66" calcext:value-type="float">
            <text:p>16.66</text:p>
          </table:table-cell>
          <table:table-cell table:formula="of:=[.B11]*3600" office:value-type="float" office:value="59976" calcext:value-type="float">
            <text:p>59976</text:p>
          </table:table-cell>
          <table:table-cell office:value-type="float" office:value="3" calcext:value-type="float">
            <text:p>3</text:p>
          </table:table-cell>
          <table:table-cell office:value-type="float" office:value="113.99" calcext:value-type="float">
            <text:p>113.99</text:p>
          </table:table-cell>
          <table:table-cell office:value-type="float" office:value="19939286" calcext:value-type="float">
            <text:p>19939286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office:value-type="string" calcext:value-type="string">
            <text:p>en-es</text:p>
          </table:table-cell>
          <table:table-cell office:value-type="float" office:value="718072" calcext:value-type="float">
            <text:p>718072</text:p>
          </table:table-cell>
          <table:table-cell/>
        </table:table-row>
        <table:table-row table:style-name="ro1">
          <table:table-cell office:value-type="string" calcext:value-type="string">
            <text:p>P100 (LSTM – FR-EN)</text:p>
          </table:table-cell>
          <table:table-cell office:value-type="float" office:value="13.95" calcext:value-type="float">
            <text:p>13.95</text:p>
          </table:table-cell>
          <table:table-cell table:formula="of:=[.B12]*3600" office:value-type="float" office:value="50220" calcext:value-type="float">
            <text:p>50220</text:p>
          </table:table-cell>
          <table:table-cell office:value-type="float" office:value="3" calcext:value-type="float">
            <text:p>3</text:p>
          </table:table-cell>
          <table:table-cell office:value-type="float" office:value="113.91" calcext:value-type="float">
            <text:p>113.91</text:p>
          </table:table-cell>
          <table:table-cell office:value-type="float" office:value="16681513" calcext:value-type="float">
            <text:p>16681513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office:value-type="string" calcext:value-type="string">
            <text:p>fr-en</text:p>
          </table:table-cell>
          <table:table-cell office:value-type="float" office:value="757847" calcext:value-type="float">
            <text:p>757847</text:p>
          </table:table-cell>
          <table:table-cell/>
        </table:table-row>
        <table:table-row table:style-name="ro1">
          <table:table-cell office:value-type="string" calcext:value-type="string">
            <text:p>P100 (LSTM – ES-EN)</text:p>
          </table:table-cell>
          <table:table-cell office:value-type="float" office:value="19.21" calcext:value-type="float">
            <text:p>19.21</text:p>
          </table:table-cell>
          <table:table-cell table:formula="of:=[.B13]*3600" office:value-type="float" office:value="69156" calcext:value-type="float">
            <text:p>69156</text:p>
          </table:table-cell>
          <table:table-cell office:value-type="float" office:value="3" calcext:value-type="float">
            <text:p>3</text:p>
          </table:table-cell>
          <table:table-cell office:value-type="float" office:value="113.48" calcext:value-type="float">
            <text:p>113.48</text:p>
          </table:table-cell>
          <table:table-cell office:value-type="float" office:value="22935358" calcext:value-type="float">
            <text:p>22935358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office:value-type="string" calcext:value-type="string">
            <text:p>es-en</text:p>
          </table:table-cell>
          <table:table-cell office:value-type="float" office:value="675848" calcext:value-type="float">
            <text:p>675848</text:p>
          </table:table-cell>
          <table:table-cell/>
        </table:table-row>
        <table:table-row table:style-name="ro1">
          <table:table-cell office:value-type="string" calcext:value-type="string">
            <text:p>P100 (TRANS – EN-FR)</text:p>
          </table:table-cell>
          <table:table-cell office:value-type="float" office:value="5.06" calcext:value-type="float">
            <text:p>5.06</text:p>
          </table:table-cell>
          <table:table-cell table:formula="of:=[.B14]*3600" office:value-type="float" office:value="18216" calcext:value-type="float">
            <text:p>18216</text:p>
          </table:table-cell>
          <table:table-cell office:value-type="float" office:value="3" calcext:value-type="float">
            <text:p>3</text:p>
          </table:table-cell>
          <table:table-cell office:value-type="float" office:value="153.47" calcext:value-type="float">
            <text:p>153.47</text:p>
          </table:table-cell>
          <table:table-cell office:value-type="float" office:value="8157331" calcext:value-type="float">
            <text:p>8157331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en-fr</text:p>
          </table:table-cell>
          <table:table-cell office:value-type="float" office:value="1630796" calcext:value-type="float">
            <text:p>1630796</text:p>
          </table:table-cell>
          <table:table-cell/>
        </table:table-row>
        <table:table-row table:style-name="ro1">
          <table:table-cell office:value-type="string" calcext:value-type="string">
            <text:p>P100 (TRANS – EN-ES)</text:p>
          </table:table-cell>
          <table:table-cell office:value-type="float" office:value="6.06" calcext:value-type="float">
            <text:p>6.06</text:p>
          </table:table-cell>
          <table:table-cell table:formula="of:=[.B15]*3600" office:value-type="float" office:value="21816" calcext:value-type="float">
            <text:p>21816</text:p>
          </table:table-cell>
          <table:table-cell office:value-type="float" office:value="3" calcext:value-type="float">
            <text:p>3</text:p>
          </table:table-cell>
          <table:table-cell office:value-type="float" office:value="152.08" calcext:value-type="float">
            <text:p>152.08</text:p>
          </table:table-cell>
          <table:table-cell office:value-type="float" office:value="9680724" calcext:value-type="float">
            <text:p>9680724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en-es</text:p>
          </table:table-cell>
          <table:table-cell office:value-type="float" office:value="1382237" calcext:value-type="float">
            <text:p>1382237</text:p>
          </table:table-cell>
          <table:table-cell/>
        </table:table-row>
        <table:table-row table:style-name="ro1">
          <table:table-cell office:value-type="string" calcext:value-type="string">
            <text:p>P100 (TRANS – FR-EN)</text:p>
          </table:table-cell>
          <table:table-cell office:value-type="float" office:value="4.85" calcext:value-type="float">
            <text:p>4.85</text:p>
          </table:table-cell>
          <table:table-cell table:formula="of:=[.B16]*3600" office:value-type="float" office:value="17460" calcext:value-type="float">
            <text:p>17460</text:p>
          </table:table-cell>
          <table:table-cell office:value-type="float" office:value="3" calcext:value-type="float">
            <text:p>3</text:p>
          </table:table-cell>
          <table:table-cell office:value-type="float" office:value="151.43" calcext:value-type="float">
            <text:p>151.43</text:p>
          </table:table-cell>
          <table:table-cell office:value-type="float" office:value="7730726" calcext:value-type="float">
            <text:p>7730726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fr-en</text:p>
          </table:table-cell>
          <table:table-cell office:value-type="float" office:value="1680109" calcext:value-type="float">
            <text:p>1680109</text:p>
          </table:table-cell>
          <table:table-cell/>
        </table:table-row>
        <table:table-row table:style-name="ro1">
          <table:table-cell office:value-type="string" calcext:value-type="string">
            <text:p>P100 (TRANS – ES-EN)</text:p>
          </table:table-cell>
          <table:table-cell office:value-type="float" office:value="6.2" calcext:value-type="float">
            <text:p>6.2</text:p>
          </table:table-cell>
          <table:table-cell table:formula="of:=[.B17]*3600" office:value-type="float" office:value="22320" calcext:value-type="float">
            <text:p>22320</text:p>
          </table:table-cell>
          <table:table-cell office:value-type="float" office:value="3" calcext:value-type="float">
            <text:p>3</text:p>
          </table:table-cell>
          <table:table-cell office:value-type="float" office:value="151.59" calcext:value-type="float">
            <text:p>151.59</text:p>
          </table:table-cell>
          <table:table-cell office:value-type="float" office:value="9873389" calcext:value-type="float">
            <text:p>9873389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es-en</text:p>
          </table:table-cell>
          <table:table-cell office:value-type="float" office:value="1503122" calcext:value-type="float">
            <text:p>1503122</text:p>
          </table:table-cell>
          <table:table-cell/>
        </table:table-row>
        <table:table-row table:style-name="ro1">
          <table:table-cell office:value-type="string" calcext:value-type="string">
            <text:p>1080Ti (LSTM – EN-FR Translate)</text:p>
          </table:table-cell>
          <table:table-cell office:value-type="float" office:value="1.52" calcext:value-type="float">
            <text:p>1.52</text:p>
          </table:table-cell>
          <table:table-cell table:formula="of:=[.B18]*3600" office:value-type="float" office:value="5472" calcext:value-type="float">
            <text:p>5472</text:p>
          </table:table-cell>
          <table:table-cell office:value-type="float" office:value="1" calcext:value-type="float">
            <text:p>1</text:p>
          </table:table-cell>
          <table:table-cell office:value-type="float" office:value="157.72" calcext:value-type="float">
            <text:p>157.72</text:p>
          </table:table-cell>
          <table:table-cell office:value-type="float" office:value="788235" calcext:value-type="float">
            <text:p>788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EN-ES Translate)</text:p>
          </table:table-cell>
          <table:table-cell office:value-type="float" office:value="1.38" calcext:value-type="float">
            <text:p>1.38</text:p>
          </table:table-cell>
          <table:table-cell table:formula="of:=[.B19]*3600" office:value-type="float" office:value="4968" calcext:value-type="float">
            <text:p>4968</text:p>
          </table:table-cell>
          <table:table-cell office:value-type="float" office:value="1" calcext:value-type="float">
            <text:p>1</text:p>
          </table:table-cell>
          <table:table-cell office:value-type="float" office:value="158.43" calcext:value-type="float">
            <text:p>158.43</text:p>
          </table:table-cell>
          <table:table-cell office:value-type="float" office:value="718072" calcext:value-type="float">
            <text:p>718072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office:value-type="string" calcext:value-type="string">
            <text:p>EN-FR</text:p>
          </table:table-cell>
          <table:table-cell office:value-type="float" office:value="585148" calcext:value-type="float">
            <text:p>585148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string" calcext:value-type="string">
            <text:p>1080Ti (LSTM – FR-EN Translate)</text:p>
          </table:table-cell>
          <table:table-cell office:value-type="float" office:value="1.34" calcext:value-type="float">
            <text:p>1.34</text:p>
          </table:table-cell>
          <table:table-cell table:formula="of:=[.B20]*3600"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office:value-type="float" office:value="154.98" calcext:value-type="float">
            <text:p>154.98</text:p>
          </table:table-cell>
          <table:table-cell office:value-type="float" office:value="757847" calcext:value-type="float">
            <text:p>757847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office:value-type="string" calcext:value-type="string">
            <text:p>EN-ES</text:p>
          </table:table-cell>
          <table:table-cell office:value-type="float" office:value="533924" calcext:value-type="float">
            <text:p>533924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string" calcext:value-type="string">
            <text:p>1080Ti (LSTM – ES-EN Translate)</text:p>
          </table:table-cell>
          <table:table-cell office:value-type="float" office:value="1.48" calcext:value-type="float">
            <text:p>1.48</text:p>
          </table:table-cell>
          <table:table-cell table:formula="of:=[.B21]*3600" office:value-type="float" office:value="5328" calcext:value-type="float">
            <text:p>5328</text:p>
          </table:table-cell>
          <table:table-cell office:value-type="float" office:value="1" calcext:value-type="float">
            <text:p>1</text:p>
          </table:table-cell>
          <table:table-cell office:value-type="float" office:value="153.43" calcext:value-type="float">
            <text:p>153.43</text:p>
          </table:table-cell>
          <table:table-cell office:value-type="float" office:value="675848" calcext:value-type="float">
            <text:p>675848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office:value-type="string" calcext:value-type="string">
            <text:p>FR-EN</text:p>
          </table:table-cell>
          <table:table-cell office:value-type="float" office:value="587971" calcext:value-type="float">
            <text:p>587971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string" calcext:value-type="string">
            <text:p>1080Ti (TRANS – EN-FR Translate)</text:p>
          </table:table-cell>
          <table:table-cell office:value-type="float" office:value="2.63" calcext:value-type="float">
            <text:p>2.63</text:p>
          </table:table-cell>
          <table:table-cell table:formula="of:=[.B22]*3600" office:value-type="float" office:value="9468" calcext:value-type="float">
            <text:p>9468</text:p>
          </table:table-cell>
          <table:table-cell office:value-type="float" office:value="1" calcext:value-type="float">
            <text:p>1</text:p>
          </table:table-cell>
          <table:table-cell office:value-type="float" office:value="188.71" calcext:value-type="float">
            <text:p>188.71</text:p>
          </table:table-cell>
          <table:table-cell office:value-type="float" office:value="1630796" calcext:value-type="float">
            <text:p>1630796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office:value-type="string" calcext:value-type="string">
            <text:p>ES-EN</text:p>
          </table:table-cell>
          <table:table-cell office:value-type="float" office:value="514408" calcext:value-type="float">
            <text:p>514408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string" calcext:value-type="string">
            <text:p>1080Ti (TRANS – EN-ES Translate)</text:p>
          </table:table-cell>
          <table:table-cell office:value-type="float" office:value="2.48" calcext:value-type="float">
            <text:p>2.48</text:p>
          </table:table-cell>
          <table:table-cell table:formula="of:=[.B23]*3600" office:value-type="float" office:value="8928" calcext:value-type="float">
            <text:p>8928</text:p>
          </table:table-cell>
          <table:table-cell office:value-type="float" office:value="1" calcext:value-type="float">
            <text:p>1</text:p>
          </table:table-cell>
          <table:table-cell office:value-type="float" office:value="169.97" calcext:value-type="float">
            <text:p>169.97</text:p>
          </table:table-cell>
          <table:table-cell office:value-type="float" office:value="1382237" calcext:value-type="float">
            <text:p>1382237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EN-FR</text:p>
          </table:table-cell>
          <table:table-cell office:value-type="float" office:value="1106069" calcext:value-type="float">
            <text:p>1106069</text:p>
          </table:table-cell>
          <table:table-cell office:value-type="float" office:value="10582" calcext:value-type="float">
            <text:p>10582</text:p>
          </table:table-cell>
        </table:table-row>
        <table:table-row table:style-name="ro1">
          <table:table-cell office:value-type="string" calcext:value-type="string">
            <text:p>1080Ti (TRANS – FR-EN Translate)</text:p>
          </table:table-cell>
          <table:table-cell office:value-type="float" office:value="2.47" calcext:value-type="float">
            <text:p>2.47</text:p>
          </table:table-cell>
          <table:table-cell table:formula="of:=[.B24]*3600" office:value-type="float" office:value="8892" calcext:value-type="float">
            <text:p>8892</text:p>
          </table:table-cell>
          <table:table-cell office:value-type="float" office:value="1" calcext:value-type="float">
            <text:p>1</text:p>
          </table:table-cell>
          <table:table-cell office:value-type="float" office:value="193.34" calcext:value-type="float">
            <text:p>193.34</text:p>
          </table:table-cell>
          <table:table-cell office:value-type="float" office:value="1680109" calcext:value-type="float">
            <text:p>1680109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EN-ES</text:p>
          </table:table-cell>
          <table:table-cell office:value-type="float" office:value="1017825" calcext:value-type="float">
            <text:p>1017825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string" calcext:value-type="string">
            <text:p>1080Ti (TRANS – ES-EN Translate)</text:p>
          </table:table-cell>
          <table:table-cell office:value-type="float" office:value="2.54" calcext:value-type="float">
            <text:p>2.54</text:p>
          </table:table-cell>
          <table:table-cell table:formula="of:=[.B25]*3600" office:value-type="float" office:value="9144" calcext:value-type="float">
            <text:p>9144</text:p>
          </table:table-cell>
          <table:table-cell office:value-type="float" office:value="1" calcext:value-type="float">
            <text:p>1</text:p>
          </table:table-cell>
          <table:table-cell office:value-type="float" office:value="175.58" calcext:value-type="float">
            <text:p>175.58</text:p>
          </table:table-cell>
          <table:table-cell office:value-type="float" office:value="1503122" calcext:value-type="float">
            <text:p>1503122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FR-EN</text:p>
          </table:table-cell>
          <table:table-cell office:value-type="float" office:value="1127566" calcext:value-type="float">
            <text:p>1127566</text:p>
          </table:table-cell>
          <table:table-cell office:value-type="float" office:value="11172" calcext:value-type="float">
            <text:p>11172</text:p>
          </table:table-cell>
        </table:table-row>
        <table:table-row table:style-name="ro1">
          <table:table-cell office:value-type="string" calcext:value-type="string">
            <text:p>P100 (LSTM – EN-FR Translate)</text:p>
          </table:table-cell>
          <table:table-cell office:value-type="float" office:value="1.84" calcext:value-type="float">
            <text:p>1.84</text:p>
          </table:table-cell>
          <table:table-cell table:formula="of:=[.B26]*3600" office:value-type="float" office:value="6624" calcext:value-type="float">
            <text:p>6624</text:p>
          </table:table-cell>
          <table:table-cell office:value-type="float" office:value="1" calcext:value-type="float">
            <text:p>1</text:p>
          </table:table-cell>
          <table:table-cell office:value-type="float" office:value="90.4961336220229" calcext:value-type="float">
            <text:p>90.4961336220229</text:p>
          </table:table-cell>
          <table:table-cell office:value-type="float" office:value="585148" calcext:value-type="float">
            <text:p>585148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ES-EN</text:p>
          </table:table-cell>
          <table:table-cell office:value-type="float" office:value="996538" calcext:value-type="float">
            <text:p>996538</text:p>
          </table:table-cell>
          <table:table-cell office:value-type="float" office:value="9550" calcext:value-type="float">
            <text:p>9550</text:p>
          </table:table-cell>
        </table:table-row>
        <table:table-row table:style-name="ro1">
          <table:table-cell office:value-type="string" calcext:value-type="string">
            <text:p>P100 (LSTM – EN-ES Translate)</text:p>
          </table:table-cell>
          <table:table-cell office:value-type="float" office:value="1.69" calcext:value-type="float">
            <text:p>1.69</text:p>
          </table:table-cell>
          <table:table-cell table:formula="of:=[.B27]*3600" office:value-type="float" office:value="6084" calcext:value-type="float">
            <text:p>6084</text:p>
          </table:table-cell>
          <table:table-cell office:value-type="float" office:value="1" calcext:value-type="float">
            <text:p>1</text:p>
          </table:table-cell>
          <table:table-cell office:value-type="float" office:value="89.061551292744" calcext:value-type="float">
            <text:p>89.061551292744</text:p>
          </table:table-cell>
          <table:table-cell office:value-type="float" office:value="533924" calcext:value-type="float">
            <text:p>533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LSTM – FR-EN Translate)</text:p>
          </table:table-cell>
          <table:table-cell office:value-type="float" office:value="1.79" calcext:value-type="float">
            <text:p>1.79</text:p>
          </table:table-cell>
          <table:table-cell table:formula="of:=[.B28]*3600" office:value-type="float" office:value="6444" calcext:value-type="float">
            <text:p>6444</text:p>
          </table:table-cell>
          <table:table-cell office:value-type="float" office:value="1" calcext:value-type="float">
            <text:p>1</text:p>
          </table:table-cell>
          <table:table-cell office:value-type="float" office:value="93.1365436401077" calcext:value-type="float">
            <text:p>93.1365436401077</text:p>
          </table:table-cell>
          <table:table-cell office:value-type="float" office:value="587971" calcext:value-type="float">
            <text:p>587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LSTM – ES-EN Translate)</text:p>
          </table:table-cell>
          <table:table-cell office:value-type="float" office:value="1.62" calcext:value-type="float">
            <text:p>1.62</text:p>
          </table:table-cell>
          <table:table-cell table:formula="of:=[.B29]*3600" office:value-type="float" office:value="5832" calcext:value-type="float">
            <text:p>5832</text:p>
          </table:table-cell>
          <table:table-cell office:value-type="float" office:value="1" calcext:value-type="float">
            <text:p>1</text:p>
          </table:table-cell>
          <table:table-cell office:value-type="float" office:value="89.3534827166927" calcext:value-type="float">
            <text:p>89.3534827166927</text:p>
          </table:table-cell>
          <table:table-cell office:value-type="float" office:value="514408" calcext:value-type="float">
            <text:p>5144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TRANS – EN-FR Translate)</text:p>
          </table:table-cell>
          <table:table-cell office:value-type="float" office:value="3.01" calcext:value-type="float">
            <text:p>3.01</text:p>
          </table:table-cell>
          <table:table-cell table:formula="of:=[.B30]*3600" office:value-type="float" office:value="10836" calcext:value-type="float">
            <text:p>10836</text:p>
          </table:table-cell>
          <table:table-cell office:value-type="float" office:value="1" calcext:value-type="float">
            <text:p>1</text:p>
          </table:table-cell>
          <table:table-cell office:value-type="float" office:value="104.523625023625" calcext:value-type="float">
            <text:p>104.523625023625</text:p>
          </table:table-cell>
          <table:table-cell office:value-type="float" office:value="1106069" calcext:value-type="float">
            <text:p>1106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TRANS – EN-ES Translate)</text:p>
          </table:table-cell>
          <table:table-cell office:value-type="float" office:value="2.8" calcext:value-type="float">
            <text:p>2.8</text:p>
          </table:table-cell>
          <table:table-cell table:formula="of:=[.B31]*3600" office:value-type="float" office:value="10080" calcext:value-type="float">
            <text:p>10080</text:p>
          </table:table-cell>
          <table:table-cell office:value-type="float" office:value="1" calcext:value-type="float">
            <text:p>1</text:p>
          </table:table-cell>
          <table:table-cell office:value-type="float" office:value="102.706861755802" calcext:value-type="float">
            <text:p>102.706861755802</text:p>
          </table:table-cell>
          <table:table-cell office:value-type="float" office:value="1017825" calcext:value-type="float">
            <text:p>1017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TRANS – FR-EN Translate)</text:p>
          </table:table-cell>
          <table:table-cell office:value-type="float" office:value="3.18" calcext:value-type="float">
            <text:p>3.18</text:p>
          </table:table-cell>
          <table:table-cell table:formula="of:=[.B32]*3600" office:value-type="float" office:value="11448" calcext:value-type="float">
            <text:p>11448</text:p>
          </table:table-cell>
          <table:table-cell office:value-type="float" office:value="1" calcext:value-type="float">
            <text:p>1</text:p>
          </table:table-cell>
          <table:table-cell office:value-type="float" office:value="100.927855352667" calcext:value-type="float">
            <text:p>100.927855352667</text:p>
          </table:table-cell>
          <table:table-cell office:value-type="float" office:value="1127566" calcext:value-type="float">
            <text:p>1127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TRANS – ES-EN Translate)</text:p>
          </table:table-cell>
          <table:table-cell office:value-type="float" office:value="2.69" calcext:value-type="float">
            <text:p>2.69</text:p>
          </table:table-cell>
          <table:table-cell table:formula="of:=[.B33]*3600" office:value-type="float" office:value="9684" calcext:value-type="float">
            <text:p>9684</text:p>
          </table:table-cell>
          <table:table-cell office:value-type="float" office:value="1" calcext:value-type="float">
            <text:p>1</text:p>
          </table:table-cell>
          <table:table-cell office:value-type="float" office:value="104.349528795812" calcext:value-type="float">
            <text:p>104.349528795812</text:p>
          </table:table-cell>
          <table:table-cell office:value-type="float" office:value="996538" calcext:value-type="float">
            <text:p>99653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Remaining watts of training</text:p>
          </table:table-cell>
          <table:table-cell office:value-type="string" calcext:value-type="string">
            <text:p>Diff watt in translation</text:p>
          </table:table-cell>
          <table:table-cell office:value-type="string" calcext:value-type="string">
            <text:p>How many seconds remaining</text:p>
          </table:table-cell>
          <table:table-cell/>
          <table:table-cell office:value-type="string" calcext:value-type="string">
            <text:p>Days after which LSTM is more efficient</text:p>
          </table:table-cell>
          <table:table-cell table:number-columns-repeated="8"/>
        </table:table-row>
        <table:table-row table:style-name="ro1">
          <table:table-cell/>
          <table:table-cell table:formula="of:=[.F2]-[.F6]" office:value-type="float" office:value="37536085" calcext:value-type="float">
            <text:p>37536085</text:p>
          </table:table-cell>
          <table:table-cell table:formula="of:=[.E18]-[.E22]" office:value-type="float" office:value="-30.99" calcext:value-type="float">
            <text:p>-30.99</text:p>
          </table:table-cell>
          <table:table-cell table:formula="of:=[.B37]/[.C37]" office:value-type="float" office:value="-1211232.17166828" calcext:value-type="float">
            <text:p>-1211232.17166828</text:p>
          </table:table-cell>
          <table:table-cell table:formula="of:=ABS([.D37]) / 3600" office:value-type="float" office:value="336.453381018967" calcext:value-type="float">
            <text:p>336.453381018967</text:p>
          </table:table-cell>
          <table:table-cell table:style-name="ce1" table:formula="of:=[.E37]/24" office:value-type="float" office:value="14.0188908757903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table:formula="of:=[.F3]-[.F7]" office:value-type="float" office:value="40316361" calcext:value-type="float">
            <text:p>40316361</text:p>
          </table:table-cell>
          <table:table-cell table:formula="of:=[.E19]-[.E23]" office:value-type="float" office:value="-11.54" calcext:value-type="float">
            <text:p>-11.54</text:p>
          </table:table-cell>
          <table:table-cell table:formula="of:=[.B38]/[.C38]" office:value-type="float" office:value="-3493618.80415945" calcext:value-type="float">
            <text:p>-3493618.80415945</text:p>
          </table:table-cell>
          <table:table-cell table:formula="of:=ABS([.D38]) / 3600" office:value-type="float" office:value="970.449667822069" calcext:value-type="float">
            <text:p>970.449667822069</text:p>
          </table:table-cell>
          <table:table-cell table:style-name="ce1" table:formula="of:=[.E38]/24" office:value-type="float" office:value="40.4354028259195" calcext:value-type="float">
            <text:p>40</text:p>
          </table:table-cell>
          <table:table-cell table:number-columns-repeated="8"/>
        </table:table-row>
        <table:table-row table:style-name="ro1">
          <table:table-cell/>
          <table:table-cell table:formula="of:=[.F4]-[.F8]" office:value-type="float" office:value="31927824" calcext:value-type="float">
            <text:p>31927824</text:p>
          </table:table-cell>
          <table:table-cell table:formula="of:=[.E20]-[.E24]" office:value-type="float" office:value="-38.36" calcext:value-type="float">
            <text:p>-38.36</text:p>
          </table:table-cell>
          <table:table-cell table:formula="of:=[.B39]/[.C39]" office:value-type="float" office:value="-832320.750782064" calcext:value-type="float">
            <text:p>-832320.750782064</text:p>
          </table:table-cell>
          <table:table-cell table:formula="of:=ABS([.D39]) / 3600" office:value-type="float" office:value="231.200208550573" calcext:value-type="float">
            <text:p>231.200208550573</text:p>
          </table:table-cell>
          <table:table-cell table:style-name="ce1" table:formula="of:=[.E39]/24" office:value-type="float" office:value="9.63334202294056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formula="of:=[.F5]-[.F9]" office:value-type="float" office:value="32183696" calcext:value-type="float">
            <text:p>32183696</text:p>
          </table:table-cell>
          <table:table-cell table:formula="of:=[.E21]-[.E25]" office:value-type="float" office:value="-22.15" calcext:value-type="float">
            <text:p>-22.15</text:p>
          </table:table-cell>
          <table:table-cell table:formula="of:=[.B40]/[.C40]" office:value-type="float" office:value="-1452988.53273138" calcext:value-type="float">
            <text:p>-1452988.53273138</text:p>
          </table:table-cell>
          <table:table-cell table:formula="of:=ABS([.D40]) / 3600" office:value-type="float" office:value="403.607925758716" calcext:value-type="float">
            <text:p>403.607925758716</text:p>
          </table:table-cell>
          <table:table-cell table:style-name="ce1" table:formula="of:=[.E40]/24" office:value-type="float" office:value="16.8169969066132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table:formula="of:=[.F10]-[.F14]" office:value-type="float" office:value="14619891" calcext:value-type="float">
            <text:p>14619891</text:p>
          </table:table-cell>
          <table:table-cell table:formula="of:=[.E26]-[.E30]" office:value-type="float" office:value="-14.0274914016021" calcext:value-type="float">
            <text:p>-14.0274914016021</text:p>
          </table:table-cell>
          <table:table-cell table:formula="of:=[.B41]/[.C41]" office:value-type="float" office:value="-1042231.32857028" calcext:value-type="float">
            <text:p>-1042231.32857028</text:p>
          </table:table-cell>
          <table:table-cell table:formula="of:=ABS([.D41]) / 3600" office:value-type="float" office:value="289.508702380635" calcext:value-type="float">
            <text:p>289.508702380635</text:p>
          </table:table-cell>
          <table:table-cell table:style-name="ce1" table:formula="of:=[.E41]/24" office:value-type="float" office:value="12.0628625991931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formula="of:=[.F11]-[.F15]" office:value-type="float" office:value="10258562" calcext:value-type="float">
            <text:p>10258562</text:p>
          </table:table-cell>
          <table:table-cell table:formula="of:=[.E27]-[.E31]" office:value-type="float" office:value="-13.645310463058" calcext:value-type="float">
            <text:p>-13.645310463058</text:p>
          </table:table-cell>
          <table:table-cell table:formula="of:=[.B42]/[.C42]" office:value-type="float" office:value="-751801.289371396" calcext:value-type="float">
            <text:p>-751801.289371396</text:p>
          </table:table-cell>
          <table:table-cell table:formula="of:=ABS([.D42]) / 3600" office:value-type="float" office:value="208.833691492054" calcext:value-type="float">
            <text:p>208.833691492054</text:p>
          </table:table-cell>
          <table:table-cell table:style-name="ce1" table:formula="of:=[.E42]/24" office:value-type="float" office:value="8.70140381216893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formula="of:=[.F12]-[.F16]" office:value-type="float" office:value="8950787" calcext:value-type="float">
            <text:p>8950787</text:p>
          </table:table-cell>
          <table:table-cell table:formula="of:=[.E28]-[.E32]" office:value-type="float" office:value="-7.79131171255929" calcext:value-type="float">
            <text:p>-7.79131171255929</text:p>
          </table:table-cell>
          <table:table-cell table:formula="of:=[.B43]/[.C43]" office:value-type="float" office:value="-1148816.44198264" calcext:value-type="float">
            <text:p>-1148816.44198264</text:p>
          </table:table-cell>
          <table:table-cell table:formula="of:=ABS([.D43]) / 3600" office:value-type="float" office:value="319.11567832851" calcext:value-type="float">
            <text:p>319.11567832851</text:p>
          </table:table-cell>
          <table:table-cell table:style-name="ce1" table:formula="of:=[.E43]/24" office:value-type="float" office:value="13.2964865970212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table:formula="of:=[.F13]-[.F17]" office:value-type="float" office:value="13061969" calcext:value-type="float">
            <text:p>13061969</text:p>
          </table:table-cell>
          <table:table-cell table:formula="of:=[.E29]-[.E33]" office:value-type="float" office:value="-14.9960460791193" calcext:value-type="float">
            <text:p>-14.9960460791193</text:p>
          </table:table-cell>
          <table:table-cell table:formula="of:=[.B44]/[.C44]" office:value-type="float" office:value="-871027.531596322" calcext:value-type="float">
            <text:p>-871027.531596322</text:p>
          </table:table-cell>
          <table:table-cell table:formula="of:=ABS([.D44]) / 3600" office:value-type="float" office:value="241.95209211009" calcext:value-type="float">
            <text:p>241.95209211009</text:p>
          </table:table-cell>
          <table:table-cell table:style-name="ce1" table:formula="of:=[.E44]/24" office:value-type="float" office:value="10.0813371712537" calcext:value-type="float">
            <text:p>1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23:21:21.251923181</meta:creation-date>
    <dc:date>2023-01-22T22:18:32.640921606</dc:date>
    <meta:editing-duration>PT23M58S</meta:editing-duration>
    <meta:editing-cycles>7</meta:editing-cycles>
    <meta:generator>LibreOffice/7.4.4.2$Linux_X86_64 LibreOffice_project/40$Build-2</meta:generator>
    <meta:document-statistic meta:table-count="1" meta:cell-count="297" meta:object-count="0"/>
  </office:meta>
</office:document-meta>
</file>